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edishStemmer.r_mark_region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wedishStemmer.copy_from( Swedish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wedishStemmer.r_consonant_pai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wedishStemmer.ste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wedishStemmer.r_other_suffix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wedishStemmer.r_main_suffix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